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 fo:min-height="3.498cm" fo:min-width="5.582cm"/>
    </style:style>
    <style:style style:name="gr2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ff00ff" draw:textarea-horizontal-align="justify" draw:textarea-vertical-align="middle" draw:auto-grow-height="false" fo:min-height="3.498cm" fo:min-width="5.582cm"/>
    </style:style>
    <style:style style:name="gr8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2.51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-color="#23ff2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00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5.3cm" draw:transform="skewX (8.17058908484693E-017) rotate (0.471238898038469) translate (3.604cm 12.7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3cm" svg:y1="17cm" svg:x2="26.2cm" svg:y2="17cm">
          <text:p/>
        </draw:line>
        <draw:line draw:style-name="gr2" draw:text-style-name="P2" draw:layer="layout" svg:x1="3.3cm" svg:y1="17cm" svg:x2="3.5cm" svg:y2="3cm">
          <text:p/>
        </draw:line>
        <draw:frame draw:style-name="gr3" draw:text-style-name="P3" draw:layer="layout" svg:width="6.2cm" svg:height="2cm" svg:x="1.6cm" svg:y="1.4cm">
          <draw:text-box>
            <text:p><text:span text:style-name="T1">Merkmal Y</text:span></text:p>
          </draw:text-box>
        </draw:frame>
        <draw:custom-shape draw:style-name="gr4" draw:text-style-name="P4" draw:layer="layout" svg:width="0.4cm" svg:height="0.4cm" svg:x="9.1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8.3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6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8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7.3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6.2cm" svg:y="1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9.6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10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0.4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1.301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9.801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5cm" svg:y1="10.9cm" svg:x2="10.9cm" svg:y2="10.9cm">
          <text:p/>
        </draw:line>
        <draw:line draw:style-name="gr6" draw:text-style-name="P2" draw:layer="layout" svg:x1="8.7cm" svg:y1="11.6cm" svg:x2="10.4cm" svg:y2="11.6cm">
          <text:p/>
        </draw:line>
        <draw:line draw:style-name="gr6" draw:text-style-name="P2" draw:layer="layout" svg:x1="9.9cm" svg:y1="12.4cm" svg:x2="11.3cm" svg:y2="12.4cm">
          <text:p/>
        </draw:line>
        <draw:line draw:style-name="gr6" draw:text-style-name="P2" draw:layer="layout" svg:x1="8.4cm" svg:y1="13cm" svg:x2="9.8cm" svg:y2="13cm">
          <text:p/>
        </draw:line>
        <draw:line draw:style-name="gr6" draw:text-style-name="P2" draw:layer="layout" svg:x1="10.2cm" svg:y1="10.9cm" svg:x2="10.3cm" svg:y2="7.4cm">
          <text:p/>
        </draw:line>
        <draw:line draw:style-name="gr6" draw:text-style-name="P2" draw:layer="layout" svg:x1="9.6cm" svg:y1="11.6cm" svg:x2="9.7cm" svg:y2="8.1cm">
          <text:p/>
        </draw:line>
        <draw:line draw:style-name="gr6" draw:text-style-name="P2" draw:layer="layout" svg:x1="10.7cm" svg:y1="12.4cm" svg:x2="10.8cm" svg:y2="8.9cm">
          <text:p/>
        </draw:line>
        <draw:line draw:style-name="gr6" draw:text-style-name="P2" draw:layer="layout" svg:x1="9.1cm" svg:y1="13cm" svg:x2="9.3cm" svg:y2="6.4cm">
          <text:p/>
        </draw:line>
        <draw:custom-shape draw:style-name="gr5" draw:text-style-name="P4" draw:layer="layout" svg:width="0.5cm" svg:height="0.5cm" svg:x="9.002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7.902cm" svg:y="1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8.6cm" svg:height="5.3cm" draw:transform="skewX (8.17058908484693E-017) rotate (0.471238898038469) translate (13.905cm 6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6.902cm" svg:y="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8cm" svg:y1="8.9cm" svg:x2="17cm" svg:y2="8.9cm">
          <text:p/>
        </draw:line>
        <draw:line draw:style-name="gr6" draw:text-style-name="P2" draw:layer="layout" svg:x1="9.7cm" svg:y1="8.1cm" svg:x2="18.1cm" svg:y2="8.1cm">
          <text:p/>
        </draw:line>
        <draw:line draw:style-name="gr6" draw:text-style-name="P2" draw:layer="layout" svg:x1="10.3cm" svg:y1="7.4cm" svg:x2="16.5cm" svg:y2="7.4cm">
          <text:p/>
        </draw:line>
        <draw:line draw:style-name="gr6" draw:text-style-name="P2" draw:layer="layout" svg:x1="9.3cm" svg:y1="6.4cm" svg:x2="19.5cm" svg:y2="6.5cm">
          <text:p/>
        </draw:line>
        <draw:custom-shape draw:style-name="gr5" draw:text-style-name="P4" draw:layer="layout" svg:width="0.5cm" svg:height="0.5cm" svg:x="16.403cm" svg:y="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7.9cm" svg:y="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19.5cm" svg:y="6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4cm" svg:y1="16.1cm" svg:x2="8.4cm" svg:y2="17.6cm">
          <text:p/>
        </draw:line>
        <draw:line draw:style-name="gr8" draw:text-style-name="P2" draw:layer="layout" svg:x1="19.3cm" svg:y1="9.7cm" svg:x2="19.2cm" svg:y2="17.5cm">
          <text:p/>
        </draw:line>
        <draw:frame draw:style-name="gr3" draw:text-style-name="P3" draw:layer="layout" svg:width="6.2cm" svg:height="2cm" svg:x="5.5cm" svg:y="17.3cm">
          <draw:text-box>
            <text:p text:style-name="P6"><text:span text:style-name="T1">Eltern</text:span></text:p>
          </draw:text-box>
        </draw:frame>
        <draw:frame draw:style-name="gr9" draw:text-style-name="P7" draw:layer="layout" svg:width="7.9cm" svg:height="2.765cm" svg:x="15.3cm" svg:y="17.3cm">
          <draw:text-box>
            <text:p text:style-name="P6"><text:span text:style-name="T1">Nachkommen</text:span></text:p>
          </draw:text-box>
        </draw:frame>
        <draw:line draw:style-name="gr8" draw:text-style-name="P2" draw:layer="layout" svg:x1="4.6cm" svg:y1="13.4cm" svg:x2="2.9cm" svg:y2="13.4cm">
          <text:p/>
        </draw:line>
        <draw:line draw:style-name="gr8" draw:text-style-name="P2" draw:layer="layout" svg:x1="16cm" svg:y1="5.9cm" svg:x2="2.9cm" svg:y2="5.8cm">
          <text:p/>
        </draw:line>
        <draw:frame draw:style-name="gr3" draw:text-style-name="P3" draw:layer="layout" svg:width="2.5cm" svg:height="2cm" svg:x="0.8cm" svg:y="4.9cm">
          <draw:text-box>
            <text:p><text:span text:style-name="T1">Y</text:span><text:span text:style-name="T2">N</text:span></text:p>
          </draw:text-box>
        </draw:frame>
        <draw:frame draw:style-name="gr3" draw:text-style-name="P3" draw:layer="layout" svg:width="2.5cm" svg:height="2cm" svg:x="0.8cm" svg:y="12.4cm">
          <draw:text-box>
            <text:p><text:span text:style-name="T1">Y</text:span><text:span text:style-name="T2">E</text:span></text:p>
          </draw:text-box>
        </draw:frame>
        <draw:custom-shape draw:style-name="gr4" draw:text-style-name="P4" draw:layer="layout" svg:width="0.4cm" svg:height="0.4cm" svg:x="22.9cm" svg:y="13.5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3cm" svg:height="1.4cm" svg:x="23.6cm" svg:y="13cm">
          <draw:text-box>
            <text:p><text:span text:style-name="T3">männlich</text:span></text:p>
          </draw:text-box>
        </draw:frame>
        <draw:custom-shape draw:style-name="gr5" draw:text-style-name="P4" draw:layer="layout" svg:width="0.5cm" svg:height="0.5cm" svg:x="22.9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3cm" svg:height="1.4cm" svg:x="23.6cm" svg:y="11.2cm">
          <draw:text-box>
            <text:p><text:span text:style-name="T3">weibli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7:43:58.694969000</meta:creation-date>
    <dc:date>2015-09-10T06:01:13.389749000</dc:date>
    <meta:editing-duration>PT15M30S</meta:editing-duration>
    <meta:editing-cycles>4</meta:editing-cycles>
    <meta:generator>LibreOffice/5.2.1.2$Windows_x86 LibreOffice_project/31dd62db80d4e60af04904455ec9c9219178d620</meta:generator>
    <meta:document-statistic meta:object-count="46"/>
  </office:meta>
</office:document-meta>
</file>